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AverageComparator.java</text:p>
      <text:p text:style-name="Standard"><text:s/>* Lab 4</text:p>
      <text:p text:style-name="Standard"><text:s/>* This program will compare various fields in the application's data analysis requirement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util.Comparator;</text:p>
      <text:p text:style-name="Standard"/>
      <text:p text:style-name="Standard">public class AverageComparator implements Comparator&lt;BankRecords&gt;</text:p>
      <text:p text:style-name="Standard">{</text:p>
      <text:p text:style-name="Standard"><text:tab/>@Override</text:p>
      <text:p text:style-name="Standard"><text:tab/>public int compare(BankRecords i1, BankRecords i2) </text:p>
      <text:p text:style-name="Standard"><text:tab/>{</text:p>
      <text:p text:style-name="Standard"><text:tab/><text:tab/>// TODO Auto-generated method stub</text:p>
      <text:p text:style-name="Standard"><text:tab/><text:tab/></text:p>
      <text:p text:style-name="Standard"><text:tab/><text:tab/>// Sort through the array.</text:p>
      <text:p text:style-name="Standard"><text:tab/><text:tab/>return (int) (i1.getIncome() - i2.getIncome());</text:p>
      <text:p text:style-name="Standard"><text:tab/>}</text:p>
      <text:p text:style-name="Standard">}</text:p>
      <text:p text:style-name="Standard"/>
      <text:p text:style-name="Standard">/**</text:p>
      <text:p text:style-name="Standard"><text:s/>* Deborah Barndt</text:p>
      <text:p text:style-name="Standard"><text:s/>* 10-31-16</text:p>
      <text:p text:style-name="Standard"><text:s/>* FemaleComparator.java</text:p>
      <text:p text:style-name="Standard"><text:s/>* Lab 4</text:p>
      <text:p text:style-name="Standard"><text:s/>* This program will compare various fields in the application's data analysis requirement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util.Comparator;</text:p>
      <text:p text:style-name="Standard"/>
      <text:p text:style-name="Standard">public class FemaleComparator implements Comparator&lt;BankRecords&gt;</text:p>
      <text:p text:style-name="Standard">{</text:p>
      <text:p text:style-name="Standard"><text:tab/>@Override</text:p>
      <text:p text:style-name="Standard"><text:tab/>public int compare(BankRecords f1, BankRecords f2) </text:p>
      <text:p text:style-name="Standard"><text:tab/>{</text:p>
      <text:p text:style-name="Standard"><text:tab/><text:tab/>// TODO Auto-generated method stub</text:p>
      <text:p text:style-name="Standard"><text:tab/><text:tab/></text:p>
      <text:p text:style-name="Standard"><text:tab/><text:tab/>// The first sort through the array.</text:p>
      <text:p text:style-name="Standard"><text:tab/><text:tab/>int result = f1.getSex().compareTo(f2.getSex());</text:p>
      <text:p text:style-name="Standard"><text:tab/><text:tab/>if (result != 0) <text:s/></text:p>
      <text:p text:style-name="Standard"><text:tab/><text:tab/>{ </text:p>
      <text:p text:style-name="Standard"><text:tab/><text:tab/><text:tab/>return result; </text:p>
      <text:p text:style-name="Standard"><text:tab/><text:tab/>}</text:p>
      <text:p text:style-name="Standard"><text:soft-page-break/><text:tab/><text:tab/></text:p>
      <text:p text:style-name="Standard"><text:tab/><text:tab/>// The second sort through the array.</text:p>
      <text:p text:style-name="Standard"><text:tab/><text:tab/>return f1.getMortgage().compareTo(f2.getMortgage());</text:p>
      <text:p text:style-name="Standard"><text:tab/>}</text:p>
      <text:p text:style-name="Standard"/>
      <text:p text:style-name="Standard">}</text:p>
      <text:p text:style-name="Standard"/>
      <text:p text:style-name="Standard">/**</text:p>
      <text:p text:style-name="Standard"><text:s/>* Deborah Barndt</text:p>
      <text:p text:style-name="Standard"><text:s/>* 10-31-16</text:p>
      <text:p text:style-name="Standard"><text:s/>* MaleComparator.java</text:p>
      <text:p text:style-name="Standard"><text:s/>* Lab 4</text:p>
      <text:p text:style-name="Standard"><text:s/>* This program will compare various fields in the application's data analysis requirement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util.Comparator;</text:p>
      <text:p text:style-name="Standard"/>
      <text:p text:style-name="Standard">public class MaleComparator implements Comparator&lt;BankRecords&gt; </text:p>
      <text:p text:style-name="Standard">{</text:p>
      <text:p text:style-name="Standard"><text:tab/>@Override</text:p>
      <text:p text:style-name="Standard"><text:tab/>public int compare(BankRecords m1, BankRecords m2) </text:p>
      <text:p text:style-name="Standard"><text:tab/>{</text:p>
      <text:p text:style-name="Standard"><text:tab/><text:tab/>// TODO Auto-generated method stub</text:p>
      <text:p text:style-name="Standard"><text:tab/><text:tab/></text:p>
      <text:p text:style-name="Standard"><text:tab/><text:tab/>// The first sort through the array.</text:p>
      <text:p text:style-name="Standard"><text:tab/><text:tab/>int result = m1.getSex().compareTo(m2.getSex());</text:p>
      <text:p text:style-name="Standard"><text:tab/><text:tab/>if (result != 0) <text:s/></text:p>
      <text:p text:style-name="Standard"><text:tab/><text:tab/>{ </text:p>
      <text:p text:style-name="Standard"><text:tab/><text:tab/><text:tab/>return result; </text:p>
      <text:p text:style-name="Standard"><text:tab/><text:tab/>}</text:p>
      <text:p text:style-name="Standard"><text:tab/><text:tab/></text:p>
      <text:p text:style-name="Standard"><text:tab/><text:tab/>// The second sort through the array.</text:p>
      <text:p text:style-name="Standard"><text:tab/><text:tab/>result = m1.getCar().compareTo(m2.getCar());</text:p>
      <text:p text:style-name="Standard"><text:tab/><text:tab/></text:p>
      <text:p text:style-name="Standard"><text:tab/><text:tab/>if (result != 0) <text:s/></text:p>
      <text:p text:style-name="Standard"><text:tab/><text:tab/>{ </text:p>
      <text:p text:style-name="Standard"><text:tab/><text:tab/><text:tab/>return result; </text:p>
      <text:p text:style-name="Standard"><text:tab/><text:tab/>}</text:p>
      <text:p text:style-name="Standard"><text:tab/><text:tab/><text:tab/><text:tab/></text:p>
      <text:p text:style-name="Standard"><text:tab/><text:tab/>// The third sort through the array.</text:p>
      <text:p text:style-name="Standard"><text:tab/><text:tab/>result = Integer.compare(m1.getChildren(),m2.getChildren());</text:p>
      <text:p text:style-name="Standard"><text:tab/><text:tab/></text:p>
      <text:p text:style-name="Standard"><text:tab/><text:tab/>if (result != 0) <text:s/></text:p>
      <text:p text:style-name="Standard"><text:tab/><text:tab/>{ </text:p>
      <text:p text:style-name="Standard"><text:tab/><text:tab/><text:tab/>return result; </text:p>
      <text:p text:style-name="Standard"><text:tab/><text:tab/>}</text:p>
      <text:p text:style-name="Standard"><text:tab/><text:tab/></text:p>
      <text:p text:style-name="Standard"><text:soft-page-break/><text:tab/><text:tab/>// The fourth sort through the array.</text:p>
      <text:p text:style-name="Standard"><text:tab/><text:tab/>return m1.getRegion().compareTo(m2.getRegion());</text:p>
      <text:p text:style-name="Standard"><text:tab/>}</text:p>
      <text:p text:style-name="Standard"/>
      <text:p text:style-name="Standard">}</text:p>
      <text:p text:style-name="Standard"/>
      <text:p text:style-name="Standard">/**</text:p>
      <text:p text:style-name="Standard"><text:s/>* Deborah Barndt</text:p>
      <text:p text:style-name="Standard"><text:s/>* 10-31-16</text:p>
      <text:p text:style-name="Standard"><text:s/>* MaxMinComparator.java</text:p>
      <text:p text:style-name="Standard"><text:s/>* Lab 4</text:p>
      <text:p text:style-name="Standard"><text:s/>* This program will compare various fields in the application's data analysis requirement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util.Arrays;</text:p>
      <text:p text:style-name="Standard">import java.util.Comparator;</text:p>
      <text:p text:style-name="Standard"/>
      <text:p text:style-name="Standard">public class MaxMinComparator implements Comparator&lt;BankRecords&gt;</text:p>
      <text:p text:style-name="Standard">{</text:p>
      <text:p text:style-name="Standard"><text:tab/>@Override</text:p>
      <text:p text:style-name="Standard"><text:tab/>public int compare(BankRecords r1, BankRecords r2) </text:p>
      <text:p text:style-name="Standard"><text:tab/>{</text:p>
      <text:p text:style-name="Standard"><text:tab/><text:tab/>// TODO Auto-generated method stub</text:p>
      <text:p text:style-name="Standard"><text:tab/><text:tab/></text:p>
      <text:p text:style-name="Standard"><text:tab/><text:tab/>// The first sort through the array.</text:p>
      <text:p text:style-name="Standard"><text:tab/><text:tab/>int result = r1.getRegion().compareTo(r2.getRegion());</text:p>
      <text:p text:style-name="Standard"><text:tab/><text:tab/>if (result !=0) <text:s/></text:p>
      <text:p text:style-name="Standard"><text:tab/><text:tab/>{ </text:p>
      <text:p text:style-name="Standard"><text:tab/><text:tab/><text:tab/>return result; </text:p>
      <text:p text:style-name="Standard"><text:tab/><text:tab/>}</text:p>
      <text:p text:style-name="Standard"><text:tab/><text:tab/></text:p>
      <text:p text:style-name="Standard"><text:tab/><text:tab/>// The second sort through the array.</text:p>
      <text:p text:style-name="Standard"><text:tab/><text:tab/>return Integer.compare(r1.getAge(),r2.getAge());</text:p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47:38.64</meta:creation-date>
    <meta:document-statistic meta:table-count="0" meta:image-count="0" meta:object-count="0" meta:page-count="3" meta:paragraph-count="118" meta:word-count="351" meta:character-count="2682"/>
    <dc:date>2016-11-10T22:50:09.94</dc:date>
    <dc:creator>Deborah Barndt</dc:creator>
    <meta:editing-duration>PT2M31S</meta:editing-duration>
    <meta:editing-cycles>1</meta:editing-cycles>
    <meta:generator>OpenOffice/4.1.2$Win32 OpenOffice.org_project/412m3$Build-9782</meta:generator>
  </office:meta>
</office:document-meta>
</file>